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imes" svg:font-family="Times"/>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2" style:family="paragraph" style:parent-style-name="Standard">
      <style:paragraph-properties fo:text-align="center" style:justify-single-word="false"/>
      <style:text-properties fo:font-size="14pt" style:font-size-asian="12.25pt" style:font-size-complex="14pt"/>
    </style:style>
    <style:style style:name="P3"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style:font-size-asian="10.5pt" style:font-size-complex="12pt"/>
    </style:style>
    <style:style style:name="P6" style:family="paragraph" style:parent-style-name="Standard">
      <style:paragraph-properties fo:text-align="start" style:justify-single-word="false"/>
      <style:text-properties fo:font-size="12pt" style:font-size-asian="10.5pt" style:font-size-complex="12pt"/>
    </style:style>
    <style:style style:name="P7" style:family="paragraph" style:parent-style-name="Standard">
      <style:paragraph-properties fo:text-align="center" style:justify-single-word="false"/>
      <style:text-properties fo:font-size="14pt" style:font-size-asian="12.25pt" style:font-size-complex="14pt"/>
    </style:style>
    <style:style style:name="T1" style:family="text">
      <style:text-properties style:text-position="super 58%"/>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style:font-size-asian="10.5pt" style:font-size-complex="12pt"/>
    </style:style>
    <style:style style:name="T4"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eting</text:p>
      <text:p text:style-name="P3">Game starts on Omitkiv station. Omitkiv is an independantly owned station in orbit around a young star that has no planets but does have a large ring system. The star was never named beyond various scientific designations but recently people have started simply calling it Omitkiv after the station. Omitkiv station primarily offers docking and repair services to the miners that come to harvest the resources around the star. The station was only recently built upon the discovery of the rich resources within the system and is right on the border of "civilized" space. The region of space it resides in has not been fully explored yet and as such it is also used as a jumping-off point for surveyor and exploration teams. As judging from Terran homesystem perspective Omitkiv is located just beyond Sztaki homesystem. All characters will be hired by a Fang-el named Kirdaan who has "acquired" the location of a star system being orbited by an apparently abandoned alien ship in it that is too unbalanced to use starsails. This indicates a ship that uses another type of drive, possibly a quantum wormhole system much faster then starsails. Kirdaan will purchase a ship called the "Skolto" and hire various individuals (including the players) to help him pilot the ship and investigate/salvage any alien technology on it. In addition to the players there will also be 2 pilots Niatpac (Sztaki) and Joe (terran), and 1 sensor operator Dertrihs (Sztaki).<text:span text:style-name="T2"> Depending on player choices there may be a droid scientist who specializes in quantech.</text:span></text:p>
      <text:p text:style-name="P1"/>
      <text:p text:style-name="P1">Derelict</text:p>
      <text:p text:style-name="P3"/>
      <text:p text:style-name="P4">Ship in general: The ship is a wreck with no atmosphere and temperature at around -100 degrees. Once power is restored heat is slowly restored. Shortly after boarding the derelict the Skolto will detect the beginnings of a flare-up within the star. 1 hour after the flare is detected it will reach the ship causing any individuals outside of either ship to experience 1d of heat damage every 5 minutes, individuals inside either ship are perfectly safe. 2 hours after the flare reaches the ship (3 hours total) radiation will arrive that will affect crew in both ships. The flare will last for a total of 20 hours and characters in the area will recieve 1 rad per minute. The Skolto will not wait around for this and depending on the circumstance of the players will leave shortly before the radiation is about to begin. If the players are close to getting back on the Skolto it will wait out the radiation up to 5 minutes but no longer. </text:p>
      <text:p text:style-name="P3"/>
      <text:p text:style-name="Standard">Airlock:</text:p>
      <text:p text:style-name="Standard">Outer airlock door is open upon discovery. Near the inner door is a 2-inch square niche. A successful IQ roll discovers a manual release near the niche. Pulling the manual release causes a small light to begin blinking on one of the walls with the outer door to slowly slide closed. The inner door opens in fits and jerks and finally freezes partway open but wide enough for the characters to squeeze through. Outer door will not open until power is restored and an unbroken "ID card" is placed in the niche. Niche does nothing else besides this. </text:p>
      <text:p text:style-name="Standard">"You enter the airlock, it's large enough to fit all of you. You don't see anything that you immediately recognize as controls however near the inner door you see a small square niche recessed into the wall."</text:p>
      <text:p text:style-name="Standard"/>
      <text:p text:style-name="Standard">Main hallway: this is a long shaft going most of the length of the ship. The doorway to the engineering room is closed as well as the doorway to the bridge and the "fried" room. The doors to the other rooms are randomly open or closed. Search of the area reveals 1d of junk. Alien body is on the door to the bridge.</text:p>
      <text:p text:style-name="Standard">"You enter what appears to be a central shaft running down the length of the ship. The place is a mess with debris floating everywhere. You see the dessicated body of a small alien that appears to have been attempting to have been chewing on the latch to the forward door when it died. There are 3 other doors nearby. In the distance you can see another 3 doors and a ladder."</text:p>
      <text:p text:style-name="Standard"/>
      <text:p text:style-name="Standard">Bridge: This is the control room of the ship. There are three bodies in this room, 2 "hellcats", 1 apparently electrocuted in the wiring and another that died as it ate it's way out of the adult phoenix. The adult phoenix is in a full space suit. Most of the bridge controls have been already destroyed. A search of this room reveals 1d-4 junk items and 1 recording cube partially resting inside a square box with buttons. While power is restored if recording cube is pushed all the way into the niche a display lights up showing a space suited humanoid figure. In the background can be seen the bridge mostly as it is now with extreme damage to the consoles. All of the lights are off and the figure is lighted only by the <text:s/>An intense piercing noise emanates (ultrasonic speaking) and the figure moves a little but appears to mostly be standing in front of the camera. The piercing noise ends after a minute and the space suited figure can be seen reaching towards the camera and apparently turning it off. Investigation of the space suit shows that the seal between the helmet and suit has been released. The electrocuted hellcat is in a tangle of wiring inside an open panel below one of the consoles. In order to restore power to the ship the hellcats body must be moved out of the way and an electricians roll of 5 or greater (splice a wire). If circuit breaker is flipped with the hellcat not moved while someone is in bridge they see sparks fly out from where the electrocuted hellcat is.</text:p>
      <text:p text:style-name="Standard">"This room is full of various buttons and switches most of which have been torn up and destroyed. There are 3 complete alien bodies in here 2 are similar to the one outside while the last appears to be a humanoid in a space suit. 1 of the non-humanoid bodies is situated in a mass of wires underneath one of the consoles and is charred. The second non-humanoid body appears to have died as it burst out of the torso region of the dead humanoid. There are also remnants of a 4<text:span text:style-name="T1">th</text:span> body however only bones are left floating around the room and many of them appear to be partially eaten.</text:p>
      <text:p text:style-name="Standard"/>
      <text:p text:style-name="Standard">Room: This is a generic room of indeterminate purpose, a search in this room reveals 1d-4 of junk items. Two of these rooms will have biological remains. In each one will be a dead hellcat along with what appears to be the chewed bones of a larger unidentifiable creature. </text:p>
      <text:p text:style-name="Standard">"This room is full of debris and broken equipment. Due to the damage and alien architecture you are unable to determine this rooms original purpose."</text:p>
      <text:p text:style-name="Standard"/>
      <text:p text:style-name="Standard">Engine room: This room is in relatively good condition. A very large switch will be seen on one wall (main circuit breaker) along with a number of smaller ones (smaller circuit breakers). Flipping the circuit breakers down turns them on. If power is restored and characters play with smaller switches then lights and power will randomly turn on and off in other individual rooms or do nothing. There are also a number of large metal tubes in this room with levers on them. No bodies can be seen. Flipping the circuit breaker will restore power to the ship assuming charred hellcat body is moved and wiring is repaired, Otherwise power will fluctuate throughout the ship and the circuit breaker will flip itself off again. The circuit breaker is hard to move and requires a ST 8 to move. <text:s/>The cylinders contain an oxygen/nitrogen mix (spare air) and moving the levers on them on them will restore a breathable (but thin) atmosphere. Upon successfully returning power back on to the ship the temperature will slowly rise to a cool but comfortable level, the G-ring will begin to spin giving it a little over 1g of force on it and all lights will restore. The ship will shudder slightly when power is first turned on due to the G-ring. Search of this room will uncover 1d of "junk" artifacts and a circle with buttons. A spot check of 10 will discover some of the large cylinders have levers on them.</text:p>
      <text:p text:style-name="Standard">"You enter a large room full of metal tubes, wiring and heavy machinery. This room is largely intact though highly unrecognizable due to it's alien configuration. Along one wall is a number of switches in the down position and one large one in the up position"</text:p>
      <text:p text:style-name="Standard"/>
      <text:p text:style-name="Standard">Recreation room: This room is where most of the alien bodies will be located. The adventurers will find the remains of 1d-1 of hellcat bodies in this room plus the torn remnants of an unknown number of additional bodies. If players gather skulls to count them they will find 5 humanoid skulls and enough hellcat skulls to bring the total up to 5 hellcats. A search of this room will uncover 1d-4 items + 1 "keycard". </text:p>
      <text:p text:style-name="Standard"/>
      <text:p text:style-name="Standard">Quarters: these rooms are full of artifacts, a search of the room will result in 1d-1 quarters artifacts. One of these rooms will have the dead body of a hellcat in it along with the partially eaten remnants of another humanoid body. Roll a 1d upon entering each room, on a 1 the bodies are found. If the last room is explored before bodies have been found in another room then the bodies are in the last room. </text:p>
      <text:p text:style-name="Standard">"This room is full of various objects that appear to be more decorative then useful, many of which are still in good condition. There is a stack of soft padding in one corner of the room."</text:p>
      <text:p text:style-name="Standard"/>
      <text:p text:style-name="Standard">As players investigate the ship they will discover no evidence of any type of quantum technology. The ship appears to have come here on conventional sublight drives. The lights are slightly harsh to human eyes and indicate a spectral class of A0. There is a A0 V star only a little over 1 ly away. </text:p>
      <text:p text:style-name="Standard"/>
      <text:p text:style-name="Standard">"Junk" artifacts: these are found throughout most of the rooms in the ship.</text:p>
      <text:p text:style-name="Standard">1 = Plastic cube .5lb, no apparent opening or lid, rattles upon shaking, no use. $10.00</text:p>
      <text:p text:style-name="Standard">2 = Metal rod 1lb, is internally powered, glows blue if one end is squeezed and provides a useful light source. $20.00</text:p>
      <text:p text:style-name="Standard">3 = Metal cylinder 1lb, 75% chance of being open, if open it is empty, if closed the top may easily be removed to reveal a brown viscous substance, further research may reveal it to be a highly processed protein based substance (alien spam). $2.00</text:p>
      <text:p text:style-name="Standard">4 = square box with buttons 3lb, this is a playback device, it has a cube shaped niche on one side and a shallow circular niche on the other, activating a "battery" and putting it in the circular niche will cause it to power up, putting a recording cube in the cube shaped niche <text:s/>will cause it to play the last recorded message on that cube. <text:s/>$250.00</text:p>
      <text:p text:style-name="Standard">5 = circle with buttons 2lb, this is an alien power cell, pushing the button on it will cause a yellow light to turn on, 1 minute later it will begin flashing and a loud noise will sound, 30 seconds later it will explode causing 2d damage to everyone in 5 yards, pushing the button again before it explodes will cause it to shut down, placing the circle with buttons 1 after it has been activated in any object requiring a "battery" will power it and will not explode, circle with buttons 1 must be turned on first to power an object. $5.00</text:p>
      <text:p text:style-name="Standard">6 = rectangular box with buttons, this is an unknown device, it has a shallow circular niche on one side of it, it also requires a "battery" to function, when powered some light will turn on, pressing the buttons will cause the lights to flash and change, no use. $500.00(powered) $100(unpowered)</text:p>
      <text:p text:style-name="Standard"/>
      <text:p text:style-name="Standard">Quarters Artifacts: these are artifacts found only in the quarters</text:p>
      <text:p text:style-name="Standard">1 = Gold statue of a humanoid figure 5lb. $200.00</text:p>
      <text:p text:style-name="Standard">2 = metallic cube .5lb, this is a "recording cube" it is a metallic cube with subtle circuitry imprinted on all sides, except for the special one found on the bridge they will show random scenes of the humanoid aliens. $30.00</text:p>
      <text:p text:style-name="Standard">3 = square box with buttons 1 3lb, as mentioned previously. $30.00</text:p>
      <text:p text:style-name="Standard">4 = cone with buttons 2lb, a metallic cone with 3 buttons along one side, no apparent use. $1000.00</text:p>
      <text:p text:style-name="Standard">5 = Gizmo .5lb, a U-shaped device with a green button on one side of the U. Pushing the button will cause the entire device to vibrate slightly until the button is pushed again, does not require a "battery", no use. $2000.00</text:p>
      <text:p text:style-name="Standard">6 = Metal sphere 10lb, a large metal sphere, it has a round opening on one side and is apparently hollow, there are 3 small levers the opposite side of the opening, the players will not know this but the levers are actually meant to hold the object upright in gravity and are not meant to move, attempting to move a lever will cause it to break off, no use. $3000.00 (if unbroken) or $50.00 (if broken). </text:p>
      <text:p text:style-name="Standard"/>
      <text:p text:style-name="Standard">these prices are assuming the players sell their items back on Omitkiv or any other 'galactic' store. If players attempt to sell these on planet phoenix all costs are divided by 10 unless stated otherwise. Metal sphere sells for $100.00 (unbroken) and $50(broken). The metallic cubes sell for $2000.00 normally and the special cube found on the bridge will sell for $5000.00 (the phoenix want information on the lost mission). Metal rod still sells for $20.00 here. </text:p>
      <text:p text:style-name="Standard"/>
      <text:p text:style-name="Standard"/>
      <text:p text:style-name="P2">Mutiny</text:p>
      <text:p text:style-name="P5">As the players return to the Skolto it flies out of range of the radiation to wait out the flare. The other crewmembers are unhappy with the fact the ship is definitely very primitive and highly unlikely to have anything of any value though some have hopes that stripping the ship on another trip will reveal more. Morale plummets as a gravity surge from the flare causes the derelicts orbit to decay rapidly so that it falls into the star before the flare ends. Given that the items brought back will not pay much after being divided per the signed contracts the crew is very unhappy and it doesn't take long for an argument to break out in the control room between Kirdaan and Niatpac. Kirdaan wants to take what has been retrieved and return back to Omitkiv. Niatpac argues that given the contracts, all the money will simply pay for the upkeep of the ship and no one else will get anything. He then says that they should attempt to travel to the nearby star system and attempt to make contact with the derelicts race in order to come back with more pay. Kirdaan argues that it is too dangerous as they may encounter whatever infected the derelict. Niatpac argues that if they only explore the derelicts homeworld they shouldn't encounter whatever the derelict ran into and emerging stellar civilizations can be some of the most profitable trading as they are usually willing to give material goods for simple scientific theories. Kirdaan refuses to go along with this saying they can come back but he is taking <text:span text:style-name="T4">his</text:span> ship back to Omitkiv. Niatpac declares that he is taking over the ship and anyone that helps him will get an equal share in whatever profit is made from the artifacts found plus anything extra found on the derelicts homeworld. <text:span text:style-name="T3">Dertrihs immediately joins Niatpac and supports him wholeheartedly. Joe remains neutral and if there is a spare scientist on board he agrees with Kirdaan though he is uncertain about everything and might be convinced to join the mutiny by the players. A battle ensues between the two factions. Assuming the players do not change the results Niatpac wins and the ship begins travelling to the derelicts homesystem. Joe stays out of the battle and helps whichever side wins. If Kirdaan wins the campaign ends with the Skolto returning back to Omitkiv station, players receive very little from this ending. If Niatpac wins the Skolto continues on towards the derelicts homeworld. </text:span></text:p>
      <text:p text:style-name="P5"/>
      <text:p text:style-name="P2">First contact</text:p>
      <text:p text:style-name="P5">While en route to the derelicts homeworld Niatpac states he will take the ship itself as his pay for the mission and everything else will be divided evenly between the players and Dertrihs (if he lives) with a smaller amount going to Joe and the scientist if they agree to assist (they do). It takes about a day to travel to the derelicts homesystem. Upon arrival they find one gas giant world with a few large moons (uninhabitable) and 1 terrestrial type world. They spend a day monitoring the system (especially the terrestrial world) and while large cities are visible on the terrestrial planet no communication signals are detected. In order to limit hostility from the natives it is decided to set the Skolto down away from heavily populated areas and let the natives come to them. 2 local days after setting down no communication signals are detected and no questioning natives show up so the crew assumes for whatever reason they were not detected on radar and so chooses to send out an expedition to investigate. The player characters will take the GTV (ground transport vehicle) to travel to a nearby city located about 50 miles away from their landing sight. As the players are travelling they will “mash some poor feller's dog” about 10 miles away from the ship. If they stop to investigate the animal will still be alive but terribly hurt. It will appear friendly (it acts very doggish) and will not attack anybody unless they hurt it anymore. The animal is a 4 legged creature with an exoskeleton. It will be about ¾ the size of a standard human. It has exceptional hearing and will remind terrans of a very strange looking dog. If they attempt to heal it the players will find that the damages are irreversible and the “dog” will die after a few mintes, a hellcat will eat it's way out of the body and take a minute or so to devour the “dogs” body, if the players are still in the area when it's done it will attack them. This hellcat will be smaller then a regular hellcat (since the original animal was smaller). </text:p>
      <text:p text:style-name="P5"/>
      <text:p text:style-name="P2">Second contact</text:p>
      <text:p text:style-name="P5">If the crew chooses to continue after their encounter with the “dog” they will eventually encounter a lone dwelling with a humanoid figure just outside of it. Once he gets a good look at the players and see's that they are aliens he will become terrified and run into the dwelling. Unless he is interrupted he will call the authorities and 20 minutes later they will arrive. While waiting for the authorities he will occasionally poke his head out the door giving the players a possible chance to befriend him. The authorities will question the contact first and their initial reaction to the players will be based on how his reaction to the players when they first meet. </text:p>
      <text:p text:style-name="P5"/>
      <text:p text:style-name="P2">Third contact</text:p>
      <text:p text:style-name="P5">The authorities will be armed, threatening, and try to prevent the players from going anywhere. An hour after the authorities arrive a group of scientists arrive and try to set up communication with the players. They will <text:span text:style-name="T3">want to take the players back to a research center in the city (though they players may not know this). They will be willing to go to the ship if the players can manage to get the point across to them. Once communication is set up the players will find that the phoenix are a very friendly race and catch onto galactispeak very easily. Eventually, the phoenix will want to purchase interstellar capabilities from the crew of the Skolto and will pay a lot for their spare SDS and if the crew hangs around long enough will pay the Skolto to ferry supplies and members of their race into orbit in order to construct a space dock and their own interstellar ship. The phoenix will stop trading once they have developed their own interstellar ships since they will be joining the interstellar community and will begin trading with others at lower prices. The Skolto can return back to Omitkiv station at any time. </text:span></text:p>
      <text:p text:style-name="Standard"/>
      <text:p text:style-name="Standard"/>
      <text:p text:style-name="Standard">Phoenix stats:</text:p>
      <text:p text:style-name="Standard">The phoenix race is nearly immortal. If killed a “hellcat” will eat it's way out of the torso 1d minutes after death. During the stage 1 (hellcat) form the phoenix requires a constant supply of food (one full meal about once every ten minutes) and will almost always attack ANY creature creature it encounters as a potential food source. It does not recognize friends/family and it's only focus is on food. After 1d hours of constant eating it will revert to stage 2 (cocoon) during which it will remain this way for 1d days. After emerging from the cocoon the phoenix will be at stage 3 (adult) and once again be a self-aware, thinking, normal individual with all of the memories and most of the physical traits it had before it “died”. All animals on the phoenix world do this however only the phoenixes themselves are sentient. Remember that impaling damage is simply ((thr – DR) * 2). All equipment (including cybernetic enhancements) are considered dropped by the chestburster at the location of the body. Assuming it is not stolen it can be picked up by the phoenix if it returns back to stage3. Cybernetic enhancements can be picked up but must be reinstalled to be beneficial. Other species on the phoenixes world have this same feature even animals that are normally benign at stage3. </text:p>
      <text:p text:style-name="Standard"/>
      <text:p text:style-name="Standard">Phoenix (stage 1) Also known as a “hellcat”, is arguably one of the most horrific creatures in the universe. Regardless of race seeing a live hellcat inspires terror in all who see it even without knowing what it is. It is impossible to fully describe what a hellcat looks like but it has large fangs, large talons, large spikes, lots of muscle and a voracious appetite wrapped up in a package the size of a terran housecat. The hellcats fangs have poison in them that do rapid damage though this can be instantly cured with an injection of antivenim. </text:p>
      <text:p text:style-name="Standard">Size modifier -3</text:p>
      <text:p text:style-name="Standard">Bestial -15</text:p>
      <text:p text:style-name="Standard">Bad Temper -10</text:p>
      <text:p text:style-name="Standard">Bloodlust -10</text:p>
      <text:p text:style-name="Standard">Cannot speak -15</text:p>
      <text:p text:style-name="Standard">Cannot learn – 30</text:p>
      <text:p text:style-name="Standard">Hidebound -5</text:p>
      <text:p text:style-name="Standard">Horizontal = -10</text:p>
      <text:p text:style-name="Standard">Impulsiveness = -10</text:p>
      <text:p text:style-name="Standard">IQ -5 = - 100</text:p>
      <text:p text:style-name="Standard">Horrific = -24</text:p>
      <text:p text:style-name="Standard">Increased consumption 6 = -60</text:p>
      <text:p text:style-name="Standard">No fine manipulators = - 30</text:p>
      <text:p text:style-name="Standard">FP -1 = -3</text:p>
      <text:p text:style-name="Standard">Ultrasonic speech = +10</text:p>
      <text:p text:style-name="Standard">Combat reflexes = +15</text:p>
      <text:p text:style-name="Standard">Fangs (impaling-1) = +2</text:p>
      <text:p text:style-name="Standard">Long Talons (imp (3)) = +16</text:p>
      <text:p text:style-name="Standard">Extra Attack x2 (2 talon attacks and 1 fang attack) = +50</text:p>
      <text:p text:style-name="Standard">Ambidexterity = +5</text:p>
      <text:p text:style-name="Standard">Innate attack, toxic (follow-up; bite) cyclic (1 second) x1 = +8 (common anti-venim halts it)</text:p>
      <text:p text:style-name="Standard">Terror (sight, always on) = +24</text:p>
      <text:p text:style-name="Standard">Long spines = +3</text:p>
      <text:p text:style-name="Standard">Striking ST x10 = +50</text:p>
      <text:p text:style-name="Standard">DX + 5 = +100</text:p>
      <text:p text:style-name="Standard">Brawling DX+3 = +8</text:p>
      <text:p text:style-name="Standard">DR +5 = +25</text:p>
      <text:p text:style-name="Standard">PER +2 = +10</text:p>
      <text:p text:style-name="Standard">HP +3 = +6</text:p>
      <text:p text:style-name="Standard"/>
      <text:p text:style-name="Standard">Phoenix (stage 2): is a basic immobile cocoon with an exceptionally durable shell.</text:p>
      <text:p text:style-name="Standard">Dexterity (0) = -200</text:p>
      <text:p text:style-name="Standard">Doesn't breathe = +20</text:p>
      <text:p text:style-name="Standard">Damage resistance x20 = +100</text:p>
      <text:p text:style-name="Standard">Hardened x2 = +40</text:p>
      <text:p text:style-name="Standard">HT +4 = +40</text:p>
      <text:p text:style-name="Standard"/>
      <text:p text:style-name="Standard">Phoenix (stage 3): A normal adult phoenix, they are vaguely humanoid however their mentality is extremely different from most other races and have difficulties <text:s/>interacting socially with other races.</text:p>
      <text:p text:style-name="Standard">Low empathy = -20</text:p>
      <text:p text:style-name="Standard">Self-Destruct = -10</text:p>
      <text:p text:style-name="Standard">Ultrasonic speech = 10</text:p>
      <text:p text:style-name="Standard">Extra life = +25</text:p>
      <text:p text:style-name="Standard">Intuitive mathematician = +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imes" svg:font-family="Times"/>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donkyhotay</meta:initial-creator>
    <meta:creation-date>2007-05-29T10:55:01</meta:creation-date>
    <dc:creator>donkyhotay</dc:creator>
    <dc:date>2007-06-06T19:17:36</dc:date>
    <dc:language>en-US</dc:language>
    <meta:editing-cycles>55</meta:editing-cycles>
    <meta:editing-duration>PT1H43M45S</meta:editing-duration>
    <meta:user-defined meta:name="Info 1"/>
    <meta:user-defined meta:name="Info 2"/>
    <meta:user-defined meta:name="Info 3"/>
    <meta:user-defined meta:name="Info 4"/>
    <meta:document-statistic meta:table-count="0" meta:image-count="0" meta:object-count="0" meta:page-count="8" meta:paragraph-count="86" meta:word-count="3921" meta:character-count="21991"/>
  </office:meta>
</office:document-meta>
</file>